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entralized">
      <style:text-properties officeooo:paragraph-rsid="003409d7"/>
    </style:style>
    <style:style style:name="T1" style:family="text">
      <style:text-properties officeooo:rsid="002f7a08"/>
    </style:style>
    <style:style style:name="T2" style:family="text">
      <style:text-properties fo:language="ru" fo:country="RU"/>
    </style:style>
    <style:style style:name="T3" style:family="text">
      <style:text-properties officeooo:rsid="003409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Цель работы: <text:span text:style-name="T3">научиться находить математические и статистические характеристики наборов данных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.28cm" fo:margin-bottom="0.28cm" loext:contextual-spacing="tru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Centralized">
      <style:text-properties officeooo:paragraph-rsid="003409d7"/>
    </style:style>
    <style:style style:name="MT1" style:family="text">
      <style:text-properties officeooo:rsid="003409d7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Хохлов, ИТб-201 — Лабораторная работа №<text:span text:style-name="MT1">4</text:span> «Нахождение математических и статистических характеристик в данных»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4-26T12:09:16.232000000</dc:date>
    <meta:editing-duration>PT2H55M18S</meta:editing-duration>
    <meta:editing-cycles>38</meta:editing-cycles>
    <meta:document-statistic meta:table-count="0" meta:image-count="0" meta:object-count="0" meta:page-count="1" meta:paragraph-count="2" meta:word-count="22" meta:character-count="201" meta:non-whitespace-character-count="180"/>
  </office:meta>
</office:document-meta>
</file>